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Text_20_body" style:master-page-name="Standard">
      <style:paragraph-properties fo:margin-left="-0.503cm" fo:margin-right="0cm" fo:text-indent="0cm" style:auto-text-indent="false" style:page-number="auto"/>
      <style:text-properties style:font-name="Arial1" fo:font-size="16pt" fo:font-weight="bold"/>
    </style:style>
    <style:style style:name="P6" style:family="paragraph" style:parent-style-name="Text_20_body">
      <style:paragraph-properties fo:margin-top="0.42cm" fo:margin-bottom="0.21cm"/>
      <style:text-properties style:font-name="Arial1" fo:font-size="16pt" fo:language="pt" fo:country="BR" fo:font-weight="bold"/>
    </style:style>
    <style:style style:name="P7" style:family="paragraph" style:parent-style-name="Normal">
      <style:text-properties fo:color="#000000" style:font-name="Arial3" fo:language="pt" fo:country="BR" style:font-name-asian="Geneva" style:font-name-complex="Geneva"/>
    </style:style>
    <style:style style:name="P8" style:family="paragraph" style:parent-style-name="Normal" style:list-style-name="L2">
      <style:paragraph-properties fo:margin-left="1.251cm" fo:margin-right="0cm" fo:text-indent="0cm" style:auto-text-indent="false"/>
      <style:text-properties fo:color="#000000" style:font-name="Arial3" fo:language="pt" fo:country="BR" style:font-name-asian="Geneva" style:font-name-complex="Geneva"/>
    </style:style>
    <style:style style:name="P9" style:family="paragraph" style:parent-style-name="Normal" style:list-style-name="L2">
      <style:paragraph-properties fo:margin-left="1.251cm" fo:margin-right="0cm" fo:text-indent="0cm" style:auto-text-indent="false"/>
      <style:text-properties fo:color="#000000" style:font-name="Arial3" fo:language="pt" fo:country="BR" style:font-name-asian="Geneva" style:font-name-complex="Geneva"/>
    </style:style>
    <style:style style:name="P10" style:family="paragraph" style:parent-style-name="Normal" style:list-style-name="L2">
      <style:paragraph-properties fo:margin-left="1.251cm" fo:margin-right="0cm" fo:text-indent="0cm" style:auto-text-indent="false"/>
      <style:text-properties fo:color="#000000" style:font-name="Arial3" fo:language="pt" fo:country="BR" style:font-name-asian="Geneva" style:font-name-complex="Geneva"/>
    </style:style>
    <style:style style:name="P11" style:family="paragraph" style:parent-style-name="Normal">
      <style:paragraph-properties fo:margin-top="0cm" fo:margin-bottom="0cm"/>
      <style:text-properties fo:color="#000000" style:font-name="Arial3" fo:language="pt" fo:country="BR" fo:background-color="transparent" style:font-name-asian="Geneva" style:font-name-complex="Geneva"/>
    </style:style>
    <style:style style:name="P12" style:family="paragraph" style:parent-style-name="Heading_20_2">
      <style:text-properties fo:color="#33cc66" fo:language="pt" fo:country="BR"/>
    </style:style>
    <style:style style:name="P13" style:family="paragraph" style:parent-style-name="Heading_20_2">
      <style:text-properties fo:color="#33cc66" fo:language="pt" fo:country="BR" fo:background-color="transparent"/>
    </style:style>
    <style:style style:name="P14" style:family="paragraph" style:parent-style-name="Heading_20_1">
      <style:paragraph-properties fo:margin-top="0cm" fo:margin-bottom="0.499cm"/>
      <style:text-properties fo:language="pt" fo:country="BR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text-properties fo:color="#000000" style:font-name="Arial3" fo:language="pt" fo:country="BR" style:font-name-asian="Geneva" style:font-name-complex="Geneva"/>
    </style:style>
    <style:style style:name="P17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/>
    </style:style>
    <style:style style:name="P18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/>
    </style:style>
    <style:style style:name="P19" style:family="paragraph" style:parent-style-name="Standard" style:list-style-name="L2">
      <style:paragraph-properties fo:margin-left="1.251cm" fo:margin-right="0cm" fo:text-indent="0cm" style:auto-text-indent="false"/>
      <style:text-properties fo:language="pt" fo:country="BR"/>
    </style:style>
    <style:style style:name="P20" style:family="paragraph" style:parent-style-name="Standard" style:list-style-name="L2">
      <style:paragraph-properties fo:margin-left="1.251cm" fo:margin-right="0cm" fo:margin-top="0cm" fo:margin-bottom="0cm" fo:text-indent="0cm" style:auto-text-indent="false"/>
      <style:text-properties fo:language="pt" fo:country="BR" fo:background-color="transparen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Arial3" fo:language="pt" fo:country="BR" style:font-name-asian="Geneva" style:font-name-complex="Geneva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3" style:font-name-asian="Geneva" style:font-name-complex="Geneva"/>
    </style:style>
    <style:style style:name="T6" style:family="text">
      <style:text-properties fo:color="#000000" style:font-name="Arial3" fo:font-style="italic" style:font-name-asian="Geneva" style:font-style-asian="italic" style:font-name-complex="Genev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pt" fo:country="BR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5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Tópicos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Tópicos</text:p>
              </text:index-title>
              <text:p text:style-name="P3"><text:a xlink:type="simple" xlink:href="#1.Introdução.|outline">1 - Introdução.</text:a></text:p>
              <text:p text:style-name="P4"><text:a xlink:type="simple" xlink:href="#1.1.Descrição|outline">1.1 - Descrição</text:a></text:p>
              <text:p text:style-name="P4"><text:a xlink:type="simple" xlink:href="#1.2.Características técnicas principais.|outline">1.2 - Características técnicas principais.</text:a></text:p>
            </text:index-body>
          </text:table-of-content>
          <text:p text:style-name="P6"/>
        </text:section>
      </text:section>
      <text:h text:style-name="P14" text:outline-level="1">Introdução.</text:h>
      <text:h text:style-name="P12" text:outline-level="2">Descrição</text:h>
      <text:p text:style-name="P15"><text:span text:style-name="T3"><text:tab/>EESchema</text:span> é um potente programa de esquemas de <text:span text:style-name="T5">circuitos eletrônicos disponível para os sistemas operacionais:</text:span></text:p>
      <text:list text:style-name="L1">
        <text:list-item>
          <text:p text:style-name="P17">LINUX</text:p>
        </text:list-item>
        <text:list-item>
          <text:p text:style-name="P17">Windows XP/NT</text:p>
        </text:list-item>
      </text:list>
      <text:p text:style-name="P21"><text:tab/>Seja qual for o sistema utilizado, os arquivos gerados são totalmente compatíveis entre um sistema e o outro.</text:p>
      <text:p text:style-name="P7"><text:tab/>EESchema é uma aplicação integrada visto que todas as funções de desenho, de controle, de traçados, de gerenciamento de bibliotecas e de acesso ao programa de circuitos impressos e são executadas a partir do EESchema sem sair da aplicação.</text:p>
      <text:p text:style-name="P7">Permite realizar desenhos sob uma forma hierárquica para gerenciar esquemas multi-folhas.</text:p>
      <text:p text:style-name="P16"><text:tab/><text:span text:style-name="T4">EEschema</text:span> é um programa destinado a trabalhar associado a outro programa de criação de circuitos impressos, PCBNEW, visto que proporcionará o arquivo <text:span text:style-name="T7">Netlist</text:span> que descreve o esquema da placa de circuito impresso a ser criada.</text:p>
      <text:p text:style-name="P7"><text:tab/><text:span text:style-name="T4">EESchema</text:span> integra também um editor de componentes que permite criar e editar <text:s/>componentes, sua visualização e a manipulação das bibliotecas de componentes (importar, exportar, adicionar e apagar componentes nas bibliotecas).</text:p>
      <text:p text:style-name="P7"/>
      <text:p text:style-name="P7"><text:span text:style-name="T4"><text:tab/>EESchem</text:span>a integra ainda todas as funções adicionais (sem dúvida, indispensáveis) de uma aplicação de esquemáticos eletrônicos moderna:</text:p>
      <text:list text:style-name="L2">
        <text:list-item>
          <text:p text:style-name="P8">Controle de regras elétricas (<text:span text:style-name="T7">D.R.C.</text:span>) para detecção automática de conexões incorretas, entradas de componentes sem ligações...</text:p>
        </text:list-item>
        <text:list-item>
          <text:p text:style-name="P8">Geração de arquivos de traçados no formato POSTSCRIPT, HPGL ou SVG.</text:p>
        </text:list-item>
        <text:list-item>
          <text:p text:style-name="P8">Geração de arquivos de traçados na impressora local.</text:p>
        </text:list-item>
        <text:list-item>
          <text:p text:style-name="P19"><text:span text:style-name="T5">Geração da lista de material</text:span>.</text:p>
        </text:list-item>
        <text:list-item>
          <text:p text:style-name="P20"><text:span text:style-name="T5">Geração do arquivo </text:span><text:span text:style-name="T6">Netlist</text:span><text:span text:style-name="T5"> para a aplicação de circuitos impressos ou para um simulador</text:span>.</text:p>
        </text:list-item>
      </text:list>
      <text:h text:style-name="P13" text:outline-level="2">Características técnicas principais.</text:h>
      <text:p text:style-name="P7"><text:tab/>Esta aplicação funciona no modo 32 bits, sua capacidade de tratamento de circuitos só está limitada pela capacidade de memória disponível.</text:p>
      <text:p text:style-name="P7"><text:tab/>Não há, portanto, limitação real no número de componentes, de pinos por componente, de conexões, de folhas...</text:p>
      <text:p text:style-name="P7"><text:tab/><text:span text:style-name="T4">EESchema</text:span> trabalha com esquemas de uma ou várias folhas.</text:p>
      <text:p text:style-name="P7"><text:tab/>No caso de esquemas multi-folhas, a representação se denomina hierárquica e o acesso a cada folha é imediato.</text:p>
      <text:p text:style-name="P11"><text:tab/>O tamanho máximo dos desenhos é ajustável a qualquer momento do formato A4 ao A0 e do formato A ao E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Normal" style:family="paragraph" style:parent-style-name="Standard">
      <style:paragraph-properties style:text-autospace="none"/>
      <style:text-properties fo:color="#000000" style:font-name="Arial2" fo:font-size="12pt" fo:language="fr" fo:country="F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paragraph-properties fo:margin-top="0cm" fo:margin-bottom="0cm"/>
      <style:text-properties fo:font-weight="bold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<text:span text:style-name="T1">Eeschema</text:span>: Presentation</text:p>
        <text:p text:style-name="Text_20_body"/>
      </style:header>
      <style:footer>
        <text:p text:style-name="P2"><text:span text:style-name="T2">Presentation Page 1 -</text:span> 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Eeschema, chap1: Presentation</dc:title>
    <meta:initial-creator>IUT</meta:initial-creator>
    <meta:creation-date>1996-01-27T13:47:00</meta:creation-date>
    <dc:creator>Renie Marquet</dc:creator>
    <dc:date>2008-08-17T13:46:14</dc:date>
    <dc:language>en-US</dc:language>
    <meta:editing-cycles>12</meta:editing-cycles>
    <meta:editing-duration>PT2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330" meta:character-count="2209"/>
  </office:meta>
</office:document-meta>
</file>